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125e71" officeooo:paragraph-rsid="00125e71" style:font-size-asian="12.25pt" style:font-size-complex="14pt"/>
    </style:style>
    <style:style style:name="P2" style:family="paragraph" style:parent-style-name="Standard">
      <style:paragraph-properties fo:text-align="start" style:justify-single-word="false"/>
      <style:text-properties fo:font-size="14pt" officeooo:rsid="00125e71" officeooo:paragraph-rsid="00125e71" style:font-size-asian="12.25pt" style:font-size-complex="14pt"/>
    </style:style>
    <style:style style:name="P3" style:family="paragraph" style:parent-style-name="Standard">
      <style:paragraph-properties fo:text-align="start" style:justify-single-word="false"/>
      <style:text-properties fo:font-size="14pt" officeooo:rsid="0013a466" officeooo:paragraph-rsid="0013a466" style:font-size-asian="12.25pt" style:font-size-complex="14pt"/>
    </style:style>
    <style:style style:name="P4" style:family="paragraph" style:parent-style-name="Standard">
      <style:paragraph-properties fo:text-align="justify" style:justify-single-word="false"/>
      <style:text-properties fo:font-size="14pt" officeooo:rsid="0013a466" officeooo:paragraph-rsid="0013a466" style:font-size-asian="12.25pt" style:font-size-complex="14pt"/>
    </style:style>
    <style:style style:name="P5" style:family="paragraph" style:parent-style-name="Standard" style:list-style-name="L1">
      <style:paragraph-properties fo:text-align="justify" style:justify-single-word="false"/>
      <style:text-properties fo:font-size="14pt" officeooo:rsid="00125e71" officeooo:paragraph-rsid="00125e71" style:font-size-asian="12.25pt" style:font-size-complex="14pt"/>
    </style:style>
    <style:style style:name="P6" style:family="paragraph" style:parent-style-name="Standard" style:list-style-name="L2">
      <style:paragraph-properties fo:text-align="justify" style:justify-single-word="false"/>
      <style:text-properties fo:font-size="14pt" officeooo:rsid="0013a466" officeooo:paragraph-rsid="0013a466" style:font-size-asian="12.25pt" style:font-size-complex="14pt"/>
    </style:style>
    <style:style style:name="P7" style:family="paragraph" style:parent-style-name="Standard" style:list-style-name="L2">
      <style:paragraph-properties fo:text-align="justify" style:justify-single-word="false"/>
      <style:text-properties fo:font-size="14pt" officeooo:rsid="0013a466" officeooo:paragraph-rsid="0016df26" style:font-size-asian="12.25pt" style:font-size-complex="14pt"/>
    </style:style>
    <style:style style:name="P8" style:family="paragraph" style:parent-style-name="Standard" style:list-style-name="L2">
      <style:paragraph-properties fo:text-align="justify" style:justify-single-word="false"/>
      <style:text-properties officeooo:paragraph-rsid="0016df26"/>
    </style:style>
    <style:style style:name="T1" style:family="text">
      <style:text-properties officeooo:rsid="0014244a"/>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4244a"/>
    </style:style>
    <style:style style:name="T4" style:family="text">
      <style:text-properties fo:font-weight="bold" style:font-weight-asian="bold" style:font-weight-complex="bold"/>
    </style:style>
    <style:style style:name="T5" style:family="text">
      <style:text-properties style:text-underline-style="none" fo:font-weight="bold" style:font-weight-asian="bold" style:font-weight-complex="bold"/>
    </style:style>
    <style:style style:name="T6" style:family="text">
      <style:text-properties officeooo:rsid="0016df26"/>
    </style:style>
    <style:style style:name="T7" style:family="text">
      <style:text-properties fo:font-size="14pt" officeooo:rsid="0013a466" style:font-size-asian="12.25pt" style:font-size-complex="14pt"/>
    </style:style>
    <style:style style:name="T8" style:family="text">
      <style:text-properties fo:font-size="14pt" officeooo:rsid="0016df26" style:font-size-asian="12.25pt" style:font-size-complex="14pt"/>
    </style:style>
    <style:style style:name="T9" style:family="text">
      <style:text-properties fo:font-size="14pt" officeooo:rsid="0025e381" style:font-size-asian="12.25pt" style:font-size-complex="14pt"/>
    </style:style>
    <style:style style:name="T10" style:family="text">
      <style:text-properties fo:font-size="14pt" fo:font-weight="bold" officeooo:rsid="0013a466" style:font-size-asian="12.25pt" style:font-weight-asian="bold" style:font-size-complex="14pt" style:font-weight-complex="bold"/>
    </style:style>
    <style:style style:name="T11" style:family="text">
      <style:text-properties officeooo:rsid="001d3f3a"/>
    </style:style>
    <style:style style:name="T12" style:family="text">
      <style:text-properties officeooo:rsid="0025e381"/>
    </style:style>
    <style:style style:name="T13" style:family="text">
      <style:text-properties officeooo:rsid="002e5a20"/>
    </style:style>
    <style:style style:name="T14" style:family="text">
      <style:text-properties officeooo:rsid="002f03fd"/>
    </style:style>
    <style:style style:name="T15" style:family="text">
      <style:text-properties officeooo:rsid="0031182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5 Basic Server Side Development</text:p>
      <text:p text:style-name="P1">Short Note</text:p>
      <text:p text:style-name="P1"/>
      <text:p text:style-name="P2"/>
      <text:list xml:id="list1848740021" text:style-name="L1">
        <text:list-item>
          <text:p text:style-name="P5">While writing new methods if you don't use decorator, then the method is executed on a recordset. 'self' property of a model is a recordset that can refer to an arbitrary number of database records (this includes empty recordsets), and the code will often loop over the records in self to do something on each individual record.</text:p>
        </text:list-item>
      </text:list>
      <text:p text:style-name="P2"/>
      <text:p text:style-name="P4"><text:span text:style-name="T2">Note </text:span><text:span text:style-name="T3">on Recordset</text:span><text:span text:style-name="T2">:</text:span> <text:span text:style-name="T1">R</text:span>ecord means any single record (single row of data) and recordset means number of records ( multiple row of data). it's like data row in database table. in the term of odoo, like a create method return single record.</text:p>
      <text:p text:style-name="P3"/>
      <text:list xml:id="list1740374723" text:style-name="L2">
        <text:list-item>
          <text:p text:style-name="P6">The <text:span text:style-name="T5">@api.model</text:span> decorator works like Python's <text:span text:style-name="T4">@classmethod</text:span> decorator. Method name and button name must be same. This will load all the functionality of button allinged. Upon clicking this button, the Odoo web client will invoke the Python function mentioned in the name attribute.</text:p>
        </text:list-item>
        <text:list-item>
          <text:p text:style-name="P8"><text:span text:style-name="T8">If we don’t want to allow some actions for button call we can raise error </text:span><text:span text:style-name="T7">exception</text:span><text:span text:style-name="T8">. </text:span><text:span text:style-name="T7">When an exception is raised in Python, it propagates up the call stack until it is processed. In Odoo, the </text:span><text:span text:style-name="T10">RPC</text:span><text:span text:style-name="T7"> (remote procedure call) layer that answers the calls made by the web client catches all exceptions and, depending on the exception class, triggers different possible behaviors on the web client. Any exception not defined in </text:span><text:span text:style-name="T10">odoo.exceptions</text:span><text:span text:style-name="T7"> will be handled as an internal server error (HTTP status 500) with the stack trace. In all cases, the current database transaction is rolled back. There are </text:span><text:span text:style-name="T9">some</text:span><text:span text:style-name="T7"> exception classes defined in </text:span><text:span text:style-name="T10">odoo.exceptions</text:span><text:span text:style-name="T7">, all deriving from the base legacy </text:span><text:span text:style-name="T10">except_orm</text:span><text:span text:style-name="T7"> exception class.</text:span></text:p>
        </text:list-item>
        <text:list-item>
          <text:p text:style-name="P7"><text:span text:style-name="T11">A</text:span> function with a strange name, <text:span text:style-name="T4">_()</text:span> , which is defined in <text:span text:style-name="T4">odoo.tools.translate</text:span> . This function is used to mark a string as translatable, and to retrieve the translated string at runtime, given the language of the end user that's found in the execution context. When using the _() function, ensure that you pass only strings with the interpolation placeholder, not the whole interpolated string. For example, <text:span text:style-name="T4">_('Warning: could not find %s') % value</text:span> is correct, but <text:span text:style-name="T4">_('Warning: could not find %s' % value)</text:span> is incorrect because the first one will not find the string with the substituted value in the translation database.</text:p>
        </text:list-item>
        <text:list-item>
          <text:p text:style-name="P7">Odoo will catch this error and display a traceback to the user. If you don't want to show a full error log to the user, you can cache the error and raise a custom exception with a meaningful message.</text:p>
        </text:list-item>
        <text:list-item>
          <text:p text:style-name="P7">At startup, Odoo loads all the modules and combines the various classes that derive from Model , and also defines or extends the given model. These classes are stored in the Odoo registry, indexed by name. The env attribute of any recordset, available as <text:span text:style-name="T4">self.env</text:span>, is an instance of the Environment class defined in the <text:span text:style-name="T4">odoo.api</text:span> module. If you know the name of the model you're looking for, <text:span text:style-name="T4">self.env[model_name]</text:span> will get you an empty recordset for that model. <text:soft-page-break/>Environment class has a <text:span text:style-name="T4">cr </text:span>attribute, which is a database cursor <text:span text:style-name="T13">can be</text:span> use<text:span text:style-name="T13">d</text:span> to pass raw SQL queries. It has a <text:span text:style-name="T4">user</text:span> attribute, which is a reference to the current user performing the call. It has a context attribute, which is a dictionary that contains the context of the call. This includes information about the language of the user, the time zone, the current selection of records, and much more. </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9T14:35:55.261001410</meta:creation-date>
    <dc:date>2021-07-19T15:38:48.980163653</dc:date>
    <meta:editing-duration>PT1H1M48S</meta:editing-duration>
    <meta:editing-cycles>27</meta:editing-cycles>
    <meta:generator>LibreOffice/6.4.2.2$Linux_X86_64 LibreOffice_project/40$Build-2</meta:generator>
    <meta:document-statistic meta:table-count="0" meta:image-count="0" meta:object-count="0" meta:page-count="2" meta:paragraph-count="9" meta:word-count="562" meta:character-count="3280" meta:non-whitespace-character-count="2732"/>
  </office:meta>
</office:document-meta>
</file>